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94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2" table:number-columns-repeated="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" table:number-columns-repeated="3"/>
          <table:table-cell table:style-name="ce3" office:value-type="string" calcext:value-type="string" table:number-columns-spanned="5" table:number-rows-spanned="1">
            <text:p>Control</text:p>
          </table:table-cell>
          <table:covered-table-cell table:number-columns-repeated="4" table:style-name="ce1"/>
          <table:table-cell table:style-name="ce1" table:number-columns-repeated="1016"/>
        </table:table-row>
        <table:table-row table:style-name="ro2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  <text:p>(+ idle)</text:p>
          </table:table-cell>
          <table:table-cell table:style-name="ce1" office:value-type="string" calcext:value-type="string">
            <text:p>Frequency</text:p>
            <text:p>(period ms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emaphore</text:p>
            <text:p>(ISR)</text:p>
          </table:table-cell>
          <table:table-cell table:style-name="ce1" office:value-type="string" calcext:value-type="string">
            <text:p>Notification</text:p>
          </table:table-cell>
          <table:table-cell table:style-name="ce1" office:value-type="string" calcext:value-type="string">
            <text:p>Queue</text:p>
          </table:table-cell>
          <table:table-cell table:style-name="ce1" office:value-type="string" calcext:value-type="string">
            <text:p>Sleep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Send BT messag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d IR messag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d WiFi messag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n key pad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rcher implémentation à base d’interruptio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play / refresh TFT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 / refresh LEDc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office:annotation draw:style-name="gr1" draw:text-style-name="P2" svg:width="28.99mm" svg:height="5.96mm" svg:x="92.27mm" svg:y="27.04mm" draw:caption-point-x="-6.1mm" draw:caption-point-y="8.56mm">
              <dc:date>2019-10-13T00:00:00</dc:date>
              <text:p text:style-name="P1"><text:span text:style-name="T1">1sec</text:span></text:p>
            </office:annotation>
            <text:p>10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SB câble plugged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office:annotation draw:style-name="gr1" draw:text-style-name="P2" svg:width="28.99mm" svg:height="5.96mm" svg:x="92.27mm" svg:y="31.56mm" draw:caption-point-x="-6.1mm" draw:caption-point-y="8.56mm">
              <dc:date>2019-10-13T00:00:00</dc:date>
              <text:p text:style-name="P1"><text:span text:style-name="T1">1sec</text:span></text:p>
            </office:annotation>
            <text:p>10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inary semaph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bration sensor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office:annotation draw:style-name="gr1" draw:text-style-name="P2" svg:width="28.99mm" svg:height="5.96mm" svg:x="92.27mm" svg:y="31.55mm" draw:caption-point-x="-6.1mm" draw:caption-point-y="13.08mm">
              <dc:date>2019-10-13T00:00:00</dc:date>
              <text:p text:style-name="P1"><text:span text:style-name="T1">5sec</text:span></text:p>
            </office:annotation>
            <text:p>500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office:annotation draw:style-name="gr2" draw:text-style-name="P2" svg:width="28.99mm" svg:height="9.91mm" svg:x="208.08mm" svg:y="29.53mm" draw:caption-point-x="-6.1mm" draw:caption-point-y="15.1mm">
              <dc:date>2019-10-14T00:00:00</dc:date>
              <text:p text:style-name="P1"><text:span text:style-name="T1">Interrupt to wake up</text:span></text:p>
            </office:annotation>
            <text:p>x</text:p>
          </table:table-cell>
          <table:table-cell office:value-type="string" calcext:value-type="string">
            <text:p>binary semaph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d battery voltage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office:annotation draw:style-name="gr3" draw:text-style-name="P2" svg:width="28.99mm" svg:height="9.39mm" svg:x="92.27mm" svg:y="36.07mm" draw:caption-point-x="-6.1mm" draw:caption-point-y="13.08mm">
              <dc:date>2019-10-13T00:00:00</dc:date>
              <text:p text:style-name="P1"><text:span text:style-name="T1">5min</text:span></text:p>
            </office:annotation>
            <text:p>3000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office:annotation draw:style-name="gr1" draw:text-style-name="P2" svg:width="28.99mm" svg:height="5.96mm" svg:x="208.08mm" svg:y="34.05mm" draw:caption-point-x="-6.1mm" draw:caption-point-y="15.1mm">
              <dc:date>2019-10-14T00:00:00</dc:date>
              <text:p text:style-name="P1"><text:span text:style-name="T1">By ULP</text:span></text:p>
            </office:annotation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 slee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ftware timer avec reset à chaque évène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nout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sks.A2:tasks.H11">
          <table:sort>
            <table:sort-by table:field-number="1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07:53:18.636340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0:50:42.277909520</meta:creation-date>
    <dc:date>2019-10-19T07:54:24.259507958</dc:date>
    <meta:editing-duration>P2DT9H5M11S</meta:editing-duration>
    <meta:editing-cycles>35</meta:editing-cycles>
    <meta:generator>LibreOffice/6.0.7.3$Linux_X86_64 LibreOffice_project/00m0$Build-3</meta:generator>
    <meta:document-statistic meta:table-count="1" meta:cell-count="58" meta:object-count="0"/>
  </office:meta>
</office:document-meta>
</file>